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Hindi1" svg:font-family="'Lohit Hindi'"/>
    <style:font-face style:name="Ubuntu Mono" svg:font-family="'Ubuntu Mono'" style:font-adornments="Standaard" style:font-pitch="fixed"/>
    <style:font-face style:name="DejaVu Sans Mono" svg:font-family="'DejaVu Sans Mono'" style:font-family-generic="modern" style:font-pitch="fixed"/>
    <style:font-face style:name="Ubuntu2" svg:font-family="Ubuntu" style:font-pitch="variable"/>
    <style:font-face style:name="Ubuntu1" svg:font-family="Ubuntu" style:font-adornments="Standaard" style:font-pitch="variable"/>
    <style:font-face style:name="Ubuntu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" svg:font-family="'Liberation Sans'" style:font-adornments="Standaard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2" style:family="table">
      <style:table-properties style:width="17cm" table:align="margins"/>
    </style:style>
    <style:style style:name="Tabel2.A" style:family="table-column">
      <style:table-column-properties style:column-width="3.999cm" style:rel-column-width="15414*"/>
    </style:style>
    <style:style style:name="Tabel2.B" style:family="table-column">
      <style:table-column-properties style:column-width="13.002cm" style:rel-column-width="50121*"/>
    </style:style>
    <style:style style:name="Tabel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2.B1" style:family="table-cell">
      <style:table-cell-properties fo:padding="0.097cm" fo:border="0.05pt solid #000000"/>
    </style:style>
    <style:style style:name="Tabel2.A2" style:family="table-cell">
      <style:table-cell-properties fo:padding="0.097cm" fo:border-left="0.05pt solid #000000" fo:border-right="none" fo:border-top="none" fo:border-bottom="0.05pt solid #000000"/>
    </style:style>
    <style:style style:name="Tabel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1" style:family="table">
      <style:table-properties style:width="17cm" table:align="margins"/>
    </style:style>
    <style:style style:name="Tabel1.A" style:family="table-column">
      <style:table-column-properties style:column-width="8.5cm" style:rel-column-width="32767*"/>
    </style:style>
    <style:style style:name="Tabel1.B" style:family="table-column">
      <style:table-column-properties style:column-width="8.5cm" style:rel-column-width="32768*"/>
    </style:style>
    <style:style style:name="Tabel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1.B1" style:family="table-cell">
      <style:table-cell-properties fo:padding="0.097cm" fo:border="0.05pt solid #000000"/>
    </style:style>
    <style:style style:name="Tabel1.A2" style:family="table-cell">
      <style:table-cell-properties fo:padding="0.097cm" fo:border-left="0.05pt solid #000000" fo:border-right="none" fo:border-top="none" fo:border-bottom="0.05pt solid #000000"/>
    </style:style>
    <style:style style:name="Tabel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370e13b"/>
    </style:style>
    <style:style style:name="P2" style:family="paragraph" style:parent-style-name="Footer">
      <style:text-properties style:font-name="Liberation Sans2" fo:font-size="12pt" style:font-size-asian="12pt" style:font-size-complex="12pt"/>
    </style:style>
    <style:style style:name="P3" style:family="paragraph" style:parent-style-name="Header">
      <style:paragraph-properties fo:padding="0.074cm" fo:border-left="none" fo:border-right="none" fo:border-top="none" fo:border-bottom="0.06pt solid #000000" style:join-border="false"/>
      <style:text-properties style:font-name="Liberation Sans2" fo:font-size="12pt" style:font-size-asian="12pt" style:font-size-complex="12pt"/>
    </style:style>
    <style:style style:name="P4" style:family="paragraph" style:parent-style-name="Standard">
      <style:paragraph-properties fo:break-before="page"/>
      <style:text-properties style:font-name="Liberation Sans2"/>
    </style:style>
    <style:style style:name="P5" style:family="paragraph" style:parent-style-name="Standard">
      <style:text-properties style:font-name="Liberation Sans2"/>
    </style:style>
    <style:style style:name="P6" style:family="paragraph" style:parent-style-name="Standard">
      <style:text-properties style:font-name="Liberation Sans2" fo:font-style="italic" style:font-style-asian="italic" style:font-style-complex="italic"/>
    </style:style>
    <style:style style:name="P7" style:family="paragraph">
      <style:paragraph-properties fo:text-align="start"/>
      <style:text-properties fo:font-variant="normal" fo:text-transform="none" style:text-line-through-style="none" style:text-line-through-type="none" style:font-name="Arial1" fo:font-size="12pt" fo:font-style="normal" style:text-underline-style="none" fo:font-weight="normal" fo:background-color="transparent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officeooo:rsid="02761004"/>
    </style:style>
    <style:style style:name="T4" style:family="text">
      <style:text-properties officeooo:rsid="02761004"/>
    </style:style>
    <style:style style:name="T5" style:family="text">
      <style:text-properties style:font-name="Ubuntu2" fo:font-size="12pt" officeooo:rsid="0329de11" style:font-size-asian="12pt" style:font-size-complex="12pt"/>
    </style:style>
    <style:style style:name="T6" style:family="text">
      <style:text-properties style:font-name="Ubuntu2" fo:font-size="12pt" officeooo:rsid="03345096" style:font-size-asian="12pt" style:font-size-complex="12pt"/>
    </style:style>
    <style:style style:name="T7" style:family="text">
      <style:text-properties style:font-name="Ubuntu2" fo:font-size="12pt" officeooo:rsid="036c634f" style:font-size-asian="12pt" style:font-size-complex="12pt"/>
    </style:style>
    <style:style style:name="T8" style:family="text">
      <style:text-properties officeooo:rsid="032a6893"/>
    </style:style>
    <style:style style:name="T9" style:family="text">
      <style:text-properties officeooo:rsid="032b5ff4"/>
    </style:style>
    <style:style style:name="T10" style:family="text">
      <style:text-properties officeooo:rsid="032be330"/>
    </style:style>
    <style:style style:name="T11" style:family="text">
      <style:text-properties officeooo:rsid="032ef958"/>
    </style:style>
    <style:style style:name="T12" style:family="text">
      <style:text-properties officeooo:rsid="03349620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style:text-underline-style="none" style:font-style-asian="normal" style:font-style-complex="normal"/>
    </style:style>
    <style:style style:name="T15" style:family="text">
      <style:text-properties fo:font-style="normal" style:text-underline-style="none" officeooo:rsid="032a6893" style:font-style-asian="normal" style:font-style-complex="normal"/>
    </style:style>
    <style:style style:name="T16" style:family="text">
      <style:text-properties fo:font-size="12pt" officeooo:rsid="036c634f" style:font-size-asian="12pt" style:font-size-complex="12pt"/>
    </style:style>
    <style:style style:name="T17" style:family="text">
      <style:text-properties fo:font-size="12pt" officeooo:rsid="0329de11" style:font-size-asian="12pt" style:font-size-complex="12pt"/>
    </style:style>
    <style:style style:name="T18" style:family="text">
      <style:text-properties fo:font-size="12pt" officeooo:rsid="03345096" style:font-size-asian="12pt" style:font-size-complex="12pt"/>
    </style:style>
    <style:style style:name="T19" style:family="text">
      <style:text-properties style:font-name="Liberation Sans2"/>
    </style:style>
    <style:style style:name="T20" style:family="text">
      <style:text-properties style:font-name="Liberation Sans2" fo:font-style="normal" style:text-underline-style="none" style:font-style-asian="normal" style:font-style-complex="normal"/>
    </style:style>
    <style:style style:name="T21" style:family="text">
      <style:text-properties style:font-name="Liberation Sans2" fo:font-style="normal" style:text-underline-style="none" officeooo:rsid="032a6893" style:font-style-asian="normal" style:font-style-complex="normal"/>
    </style:style>
    <style:style style:name="T22" style:family="text">
      <style:text-properties style:font-name="Liberation Sans2" fo:font-style="normal" style:font-style-asian="normal" style:font-style-complex="normal"/>
    </style: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fo:border="none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vertical-align="top" fo:border="none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vertical-align="middle" fo:border="non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area form:name="Tekstvak 4" form:control-implementation="ooo:com.sun.star.form.component.TextField" xml:id="control1" form:id="control1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5" form:control-implementation="ooo:com.sun.star.form.component.TextField" xml:id="control2" form:id="control2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1" form:control-implementation="ooo:com.sun.star.form.component.TextField" xml:id="control3" form:id="control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6" form:control-implementation="ooo:com.sun.star.form.component.TextField" xml:id="control4" form:id="control4" form:tab-index="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7" form:control-implementation="ooo:com.sun.star.form.component.TextField" xml:id="control5" form:id="control5" form:tab-index="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3" form:control-implementation="ooo:com.sun.star.form.component.TextField" xml:id="control6" form:id="control6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2" form:control-implementation="ooo:com.sun.star.form.component.TextField" xml:id="control7" form:id="control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6">Checklist i</text:span><text:span text:style-name="T17">ntake </text:span><text:span text:style-name="T18">voor de </text:span><text:span text:style-name="T17">migratie van Microsoft Windows naar Ubuntu Linux.</text:span></text:p>
      <text:p text:style-name="P5"/>
      <text:p text:style-name="P5">Het invullen van dit formulier helpt bij het beoordelen van een migratie naar Linux.</text:p>
      <text:p text:style-name="Standard"><text:span text:style-name="Emphasis"><text:span text:style-name="T20">Zo kan het nodig zijn om voor de installatie e.e.a. uit te zoeken, of na de installatie extra onderdelen te installeren, of extra training/uitleg te geven.</text:span></text:span></text:p>
      <text:p text:style-name="P5"/>
      <text:p text:style-name="P6">Dit is een invulbare PDF met tekstvakken; afdrukken is niet noodzakelijk.</text:p>
      <text:p text:style-name="P5"/>
      <text:p text:style-name="P5"/>
      <table:table table:name="Tabel2" table:style-name="Tabel2">
        <table:table-column table:style-name="Tabel2.A"/>
        <table:table-column table:style-name="Tabel2.B"/>
        <table:table-row table:style-name="TableLine94833682991856">
          <table:table-cell table:style-name="Tabel2.A1" office:value-type="string">
            <text:p text:style-name="P5"><text:span text:style-name="T11">Uw n</text:span>aam <text:span text:style-name="T12">en bedrijfsnaam</text:span>:</text:p>
          </table:table-cell>
          <table:table-cell table:style-name="Tabel2.B1" office:value-type="string">
            <text:p text:style-name="P5"><draw:control text:anchor-type="as-char" svg:y="0cm" draw:z-index="2" draw:name="Vorm1" draw:style-name="gr1" draw:text-style-name="P7" svg:width="12.828cm" svg:height="1.001cm" draw:control="control3"/></text:p>
          </table:table-cell>
        </table:table-row>
        <table:table-row table:style-name="TableLine94833464798304">
          <table:table-cell table:style-name="Tabel2.A2" office:value-type="string">
            <text:p text:style-name="P5">Invuldatum:</text:p>
          </table:table-cell>
          <table:table-cell table:style-name="Tabel2.B2" office:value-type="string">
            <text:p text:style-name="P5"><draw:control text:anchor-type="as-char" svg:y="0cm" draw:z-index="6" draw:name="Vorm1" draw:style-name="gr1" draw:text-style-name="P7" svg:width="12.828cm" svg:height="1.001cm" draw:control="control7"/></text:p>
          </table:table-cell>
        </table:table-row>
        <table:table-row table:style-name="TableLine94833475174400">
          <table:table-cell table:style-name="Tabel2.A2" office:value-type="string">
            <text:p text:style-name="P5">Contactgegevens:</text:p>
            <text:p text:style-name="P5">(E-mailadres, telefoonnummer)</text:p>
          </table:table-cell>
          <table:table-cell table:style-name="Tabel2.B2" office:value-type="string">
            <text:p text:style-name="P5"><draw:control text:anchor-type="as-char" draw:z-index="5" draw:name="Vorm1" draw:style-name="gr2" draw:text-style-name="P7" svg:width="12.828cm" svg:height="1.313cm" draw:control="control6"/></text:p>
          </table:table-cell>
        </table:table-row>
      </table:table>
      <text:p text:style-name="Standard"><text:span text:style-name="Emphasis"><text:span text:style-name="T19"/></text:span></text:p>
      <table:table table:name="Tabel1" table:style-name="Tabel1">
        <table:table-column table:style-name="Tabel1.A"/>
        <table:table-column table:style-name="Tabel1.B"/>
        <table:table-row table:style-name="TableLine94833555220032">
          <table:table-cell table:style-name="Tabel1.A1" office:value-type="string">
            <text:p text:style-name="P5"><text:span text:style-name="T10">Wat is het m</text:span>erk en type <text:span text:style-name="T10">van uw </text:span>computer?<text:line-break/><text:span text:style-name="T9">(Voorbeeld: Dell, Latitude E6520)</text:span></text:p>
          </table:table-cell>
          <table:table-cell table:style-name="Tabel1.B1" office:value-type="string">
            <text:p text:style-name="P5"><draw:control text:anchor-type="as-char" svg:y="0cm" draw:z-index="0" draw:name="Vorm1" draw:style-name="gr4" draw:text-style-name="P7" svg:width="8.166cm" svg:height="1.001cm" draw:control="control1"/></text:p>
          </table:table-cell>
        </table:table-row>
        <table:table-row table:style-name="TableLine94833465017648">
          <table:table-cell table:style-name="Tabel1.A2" office:value-type="string">
            <text:p text:style-name="P5"><text:span text:style-name="T10">Wat voor b</text:span>esturingssysteem en versie <text:span text:style-name="T10">gebruikt u? <text:s/></text:span>(<text:span text:style-name="T8">Voorbeeld:</text:span> Windows 7)</text:p>
          </table:table-cell>
          <table:table-cell table:style-name="Tabel1.B2" office:value-type="string">
            <text:p text:style-name="P5"><draw:control text:anchor-type="as-char" draw:z-index="1" draw:name="Vorm1" draw:style-name="gr2" draw:text-style-name="P7" svg:width="8.166cm" svg:height="1.001cm" draw:control="control2"/></text:p>
          </table:table-cell>
        </table:table-row>
        <table:table-row table:style-name="TableLine94833516139248">
          <table:table-cell table:style-name="Tabel1.A2" office:value-type="string">
            <text:p text:style-name="P5">Welke programma's gebruikt u dagelijks?</text:p>
            <text:p text:style-name="P5">(Voorbeeld: Outlook, Word, Excel, en PowerPoint, Adobe Photshop, King boekhoudsoftware)</text:p>
          </table:table-cell>
          <table:table-cell table:style-name="Tabel1.B2" office:value-type="string">
            <text:p text:style-name="P5"><draw:control text:anchor-type="as-char" draw:z-index="3" draw:name="Vorm1" draw:style-name="gr3" draw:text-style-name="P7" svg:width="8.166cm" svg:height="7.002cm" draw:control="control4"/></text:p>
          </table:table-cell>
        </table:table-row>
        <table:table-row table:style-name="TableLine94833627826208">
          <table:table-cell table:style-name="Tabel1.A2" office:value-type="string">
            <text:p text:style-name="P5">Wat is het merk en type van uw printer?</text:p>
            <text:p text:style-name="P5">(Voorbeeld: HP, ENVY-4520)</text:p>
          </table:table-cell>
          <table:table-cell table:style-name="Tabel1.B2" office:value-type="string">
            <text:p text:style-name="P5"><draw:control text:anchor-type="as-char" draw:z-index="4" draw:name="Vorm1" draw:style-name="gr2" draw:text-style-name="P7" svg:width="8.166cm" svg:height="1.001cm" draw:control="control5"/></text:p>
          </table:table-cell>
        </table:table-row>
      </table:table>
      <text:p text:style-name="Standard"><text:span text:style-name="Emphasis"><text:span text:style-name="T19"/></text:span></text:p>
      <text:p text:style-name="Standard"><text:span text:style-name="Emphasis"><text:span text:style-name="T20">Hartelijk dank voor het invullen van dit formulier!</text:span></text:span></text:p>
      <text:p text:style-name="Standard"><text:span text:style-name="Emphasis"><text:span text:style-name="T21"/></text:span></text:p>
      <text:p text:style-name="Standard"><text:span text:style-name="Emphasis"><text:span text:style-name="T21">Dit formulier kan opgestuurd worden naar </text:span></text:span><text:a xlink:type="simple" xlink:href="mailto:info@karelzimmer.nl" text:style-name="Internet_20_link" text:visited-style-name="Visited_20_Internet_20_Link"><text:span text:style-name="Emphasis"><text:span text:style-name="T22">info@karelzimmer.nl</text:span></text:span></text:a><text:span text:style-name="Emphasis"><text:span text:style-name="T21">.</text:span></text:span></text:p>
      <text:p text:style-name="P1"><text:span text:style-name="Emphasis"><text:span text:style-name="T20"/></text:span></text:p>
      <text:p text:style-name="P1"><text:span text:style-name="Emphasis"><text:span text:style-name="T20">Er zal contact met u opgenomen worden na beoordeling van dit formulier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Hindi1" svg:font-family="'Lohit Hindi'"/>
    <style:font-face style:name="Ubuntu Mono" svg:font-family="'Ubuntu Mono'" style:font-adornments="Standaard" style:font-pitch="fixed"/>
    <style:font-face style:name="DejaVu Sans Mono" svg:font-family="'DejaVu Sans Mono'" style:font-family-generic="modern" style:font-pitch="fixed"/>
    <style:font-face style:name="Ubuntu2" svg:font-family="Ubuntu" style:font-pitch="variable"/>
    <style:font-face style:name="Ubuntu1" svg:font-family="Ubuntu" style:font-adornments="Standaard" style:font-pitch="variable"/>
    <style:font-face style:name="Ubuntu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" svg:font-family="'Liberation Sans'" style:font-adornments="Standaard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page"/>
      <style:text-properties style:use-window-font-color="true" loext:opacity="0%" style:font-name="Times New Roman" fo:font-size="12pt" fo:language="nl" fo:country="NL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Liberation Sans" fo:font-family="'Liberation Sans'" style:font-style-name="Standaard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style:font-name="Ubuntu" fo:font-family="Ubuntu" style:font-style-name="Vet" style:font-pitch="variable" fo:font-size="12pt" fo:font-weight="bold" style:font-size-asian="10.5pt" style:font-weight-asian="bold" style:font-weight-complex="bold"/>
    </style:style>
    <style:style style:name="Internet_20_link" style:display-name="Internet link" style:family="text">
      <style:text-properties fo:color="#000080" loext:opacity="100%" style:font-name="Liberation Sans" fo:font-family="'Liberation Sans'" style:font-style-name="Standaard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0.5pt" fo:font-style="normal" style:font-size-asian="10pt" style:font-size-complex="10pt"/>
    </style:style>
    <style:style style:name="User_20_Entry" style:display-name="User Entry" style:family="text">
      <style:text-properties style:font-name="Ubuntu Mono" fo:font-family="'Ubuntu Mono'" style:font-style-name="Standaard" style:font-pitch="fixed" fo:font-size="10pt" style:text-underline-style="none" fo:background-color="transparent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tyle="italic" style:text-underline-style="solid" style:text-underline-width="auto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style:font-name="Liberation Sans2" fo:font-size="12pt" style:font-size-asian="12pt" style:font-size-complex="12pt"/>
    </style:style>
    <style:style style:name="MP2" style:family="paragraph" style:parent-style-name="Footer">
      <style:text-properties style:font-name="Liberation Sans2" fo:font-size="12pt" style:font-size-asian="12pt" style:font-size-complex="12pt"/>
    </style:style>
    <style:style style:name="MT1" style:family="text">
      <style:text-properties fo:color="#000000" loext:opacity="100%"/>
    </style:style>
    <style:style style:name="MT2" style:family="text">
      <style:text-properties officeooo:rsid="02761004"/>
    </style:style>
    <style:style style:name="MT3" style:family="text">
      <style:text-properties fo:color="#000000" loext:opacity="100%" officeooo:rsid="0276100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51cm" style:shadow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Intakeformulier-migratie-Microsoft-Windows-naar-Ubuntu-Linux</text:file-name><text:tab/><text:date style:data-style-name="N36" text:date-value="2022-02-13T15:10:32.644997513">13-02-2022</text:date></text:p>
      </style:header>
      <style:footer>
        <text:p text:style-name="MP2"><text:span text:style-name="MT1"><text:initial-creator>Karel Zimmer</text:initial-creator></text:span><text:tab/><text:tab/><text:span text:style-name="MT2">Pagina </text:span><text:span text:style-name="MT1"><text:page-number text:select-page="current">1</text:page-number></text:span><text:span text:style-name="MT1"><text:s/></text:span><text:span text:style-name="MT3">van </text:span><text:span text:style-name="MT1"><text:page-count>1</text:page-count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arel Zimmer</meta:initial-creator>
    <meta:creation-date>2012-10-19T08:35:22</meta:creation-date>
    <dc:date>2022-02-13T15:10:32.499019639</dc:date>
    <meta:editing-duration>PT17H48M10S</meta:editing-duration>
    <meta:editing-cycles>899</meta:editing-cycles>
    <meta:generator>LibreOffice/7.0.4.2$Linux_X86_64 LibreOffice_project/00$Build-2</meta:generator>
    <meta:printed-by>Karel Zimmer</meta:printed-by>
    <meta:print-date>2014-04-22T23:45:02.153491860</meta:print-date>
    <dc:creator>Karel Zimmer</dc:creator>
    <meta:document-statistic meta:table-count="2" meta:image-count="0" meta:object-count="0" meta:page-count="1" meta:paragraph-count="26" meta:word-count="155" meta:character-count="1085" meta:non-whitespace-character-count="947"/>
  </office:meta>
</office:document-meta>
</file>